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E101]" office:value-type="float" office:value="125" calcext:value-type="float">
            <text:p>125</text:p>
          </table:table-cell>
          <table:table-cell table:formula="of:=[.D113]-40"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6:02:21.063378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2-15T16:02:41.849527527</dc:date>
    <meta:editing-duration>P1DT2H12M20S</meta:editing-duration>
    <meta:editing-cycles>301</meta:editing-cycles>
    <meta:document-statistic meta:table-count="1" meta:cell-count="250" meta:object-count="0"/>
  </office:meta>
</office:document-meta>
</file>